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5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 table:number-columns-repeated="2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table:number-columns-repeated="27"/>
          <table:table-cell table:style-name="Default"/>
          <table:table-cell table:number-columns-repeated="996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0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8">00.00.0000</text:date>, <text:time style:data-style-name="N2" text:time-value="10:00:28.86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18T10:20:57.130000000</dc:date>
    <meta:editing-duration>P7DT13H25M48S</meta:editing-duration>
    <meta:editing-cycles>3288</meta:editing-cycles>
    <meta:document-statistic meta:table-count="6" meta:cell-count="9071" meta:object-count="0"/>
    <meta:user-defined meta:name="qrichtext">1</meta:user-defined>
  </office:meta>
</office:document-meta>
</file>